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1" style:family="text">
      <style:text-properties style:font-name="Times New Roman" style:font-name-asian="PMingLiU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PMingLiU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PMingLiU" style:font-name-complex="Times New Roman"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PMingLiU" style:font-name-complex="Times New Roman" fo:font-size="14pt" style:font-size-asian="14pt" style:font-size-complex="14pt"/>
    </style:style>
    <style:style style:name="P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" style:parent-style-name="Обычный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12" style:parent-style-name="Обычный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13" style:parent-style-name="Обычный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margin-bottom="0.1666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7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8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Обычный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 fo:hyphenate="false"/>
    </style:style>
    <style:style style:name="P21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 fo:hyphenate="false"/>
    </style:style>
    <style:style style:name="P22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 fo:hyphenate="false"/>
    </style:style>
    <style:style style:name="P23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 fo:hyphenate="false"/>
    </style:style>
    <style:style style:name="P24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 fo:hyphenate="false"/>
    </style:style>
    <style:style style:name="P2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" style:parent-style-name="Обычный" style:family="paragraph">
      <style:paragraph-properties fo:margin-bottom="0.1666in"/>
      <style:text-properties fo:hyphenate="false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34" style:parent-style-name="Обычный" style:family="paragraph">
      <style:paragraph-properties fo:margin-bottom="0.0694in"/>
      <style:text-properties fo:hyphenate="false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38" style:parent-style-name="Обычный" style:family="paragraph">
      <style:paragraph-properties fo:text-align="center" fo:margin-bottom="0.0694in"/>
      <style:text-properties style:font-name="Times New Roman" style:font-name-complex="Times New Roman" fo:font-weight="bold" style:font-weight-asian="bold" fo:font-size="14pt" style:font-size-asian="14pt" style:font-size-complex="14pt" fo:hyphenate="false"/>
    </style:style>
    <style:style style:name="P39" style:parent-style-name="Обычный" style:family="paragraph">
      <style:paragraph-properties fo:margin-bottom="0.1666in"/>
      <style:text-properties fo:hyphenate="false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43" style:parent-style-name="Обычный" style:family="paragraph">
      <style:paragraph-properties fo:margin-bottom="0.1666in"/>
      <style:text-properties fo:hyphenate="false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47" style:parent-style-name="Обычный" style:family="paragraph">
      <style:paragraph-properties fo:margin-bottom="0.1666in"/>
      <style:text-properties fo:hyphenate="false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1" style:parent-style-name="Обычный" style:family="paragraph">
      <style:paragraph-properties fo:margin-bottom="0.1666in"/>
      <style:text-properties fo:hyphenate="false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5" style:parent-style-name="Обычный" style:family="paragraph">
      <style:paragraph-properties fo:margin-bottom="0.1666in"/>
      <style:text-properties fo:hyphenate="false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9" style:parent-style-name="Обычный" style:family="paragraph">
      <style:paragraph-properties fo:margin-bottom="0.1666in"/>
      <style:text-properties fo:hyphenate="false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3" style:parent-style-name="Обычный" style:family="paragraph">
      <style:paragraph-properties fo:margin-bottom="0.1666in"/>
      <style:text-properties fo:hyphenate="false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7" style:parent-style-name="Обычный" style:family="paragraph">
      <style:paragraph-properties fo:margin-bottom="0.0694in"/>
      <style:text-properties fo:hyphenate="false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73" style:parent-style-name="Обычный" style:family="paragraph">
      <style:paragraph-properties fo:text-align="center" fo:margin-bottom="0.0694in"/>
      <style:text-properties fo:hyphenate="false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7" style:parent-style-name="Обычный" style:family="paragraph">
      <style:paragraph-properties fo:margin-bottom="0.1666in"/>
      <style:text-properties fo:hyphenate="false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1" style:parent-style-name="Обычный" style:family="paragraph">
      <style:paragraph-properties fo:margin-bottom="0.1666in"/>
      <style:text-properties fo:hyphenate="false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5" style:parent-style-name="Обычный" style:family="paragraph">
      <style:paragraph-properties fo:margin-bottom="0.0694in"/>
      <style:text-properties fo:hyphenate="false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9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90" style:parent-style-name="Обычный" style:family="paragraph">
      <style:paragraph-properties fo:text-align="center" fo:margin-bottom="0.0694in"/>
      <style:text-properties fo:hyphenate="false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3" style:parent-style-name="Обычныйвеб" style:family="paragraph">
      <style:paragraph-properties fo:margin-top="0in" fo:margin-bottom="0.1666in"/>
      <style:text-properties fo:color="#000000" fo:font-size="14pt" style:font-size-asian="14pt" style:font-size-complex="14pt"/>
    </style:style>
    <style:style style:name="P94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95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96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97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98" style:parent-style-name="Обычный" style:family="paragraph">
      <style:paragraph-properties fo:margin-bottom="0.1666in"/>
      <style:text-properties fo:hyphenate="false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2" style:parent-style-name="Обычный" style:family="paragraph">
      <style:paragraph-properties fo:margin-bottom="0.1666in"/>
      <style:text-properties fo:hyphenate="false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5" style:parent-style-name="Обычный" style:family="paragraph">
      <style:paragraph-properties fo:margin-bottom="0.0694in"/>
      <style:text-properties fo:hyphenate="false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8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09" style:parent-style-name="Обычный" style:family="paragraph">
      <style:paragraph-properties fo:text-align="center" fo:margin-bottom="0.0694in"/>
      <style:text-properties style:font-name="Times New Roman" style:font-name-complex="Times New Roman" fo:font-weight="bold" style:font-weight-asian="bold" fo:font-size="14pt" style:font-size-asian="14pt" style:font-size-complex="14pt" fo:hyphenate="false"/>
    </style:style>
    <style:style style:name="P110" style:parent-style-name="Обычный" style:family="paragraph">
      <style:paragraph-properties fo:margin-bottom="0.1666in"/>
      <style:text-properties fo:hyphenate="false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3" style:parent-style-name="Обычный" style:family="paragraph">
      <style:paragraph-properties fo:margin-bottom="0.0694in"/>
      <style:text-properties fo:hyphenate="false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6" style:parent-style-name="Обычный" style:family="paragraph">
      <style:paragraph-properties fo:text-align="center" fo:margin-bottom="0.0694in"/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17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18" style:parent-style-name="Обычный" style:family="paragraph">
      <style:paragraph-properties fo:margin-top="0.0694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19" style:parent-style-name="Обычный" style:family="paragraph">
      <style:paragraph-properties fo:margin-top="0.0694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0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1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2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3" style:parent-style-name="Обычный" style:family="paragraph">
      <style:paragraph-properties fo:margin-top="0.25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4" style:parent-style-name="Обычный" style:family="paragraph">
      <style:paragraph-properties fo:margin-top="0.0694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5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6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7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8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29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30" style:parent-style-name="Обычный" style:family="paragraph">
      <style:paragraph-properties fo:margin-top="0.25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31" style:parent-style-name="Обычный" style:family="paragraph">
      <style:paragraph-properties fo:margin-top="0.0694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32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33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34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false"/>
    </style:style>
    <style:style style:name="P135" style:parent-style-name="Обычный" style:family="paragraph">
      <style:text-properties style:font-name="Times New Roman" style:font-name-complex="Times New Roman" fo:color="#000000" fo:font-size="14pt" style:font-size-asian="14pt" style:font-size-complex="14pt"/>
    </style:style>
  </office:automatic-styles>
  <office:body>
    <office:text text:use-soft-page-breaks="true">
      <text:p text:style-name="P1"><text:span text:style-name="T2">Практическая работа 2</text:span></text:p>
      <text:p text:style-name="P3">Разработка и оформление технического задания</text:p>
      <text:p text:style-name="Обычный"><text:span text:style-name="T4">Цель:<text:s/></text:span><text:span text:style-name="T5"><text:s/></text:span><text:span text:style-name="T6">Научится составлять и анализировать требования к программе и разрабатывать</text:span><text:span text:style-name="T7"><text:s/></text:span><text:span text:style-name="T8">техническое задание на разработку программного средства.</text:span></text:p>
      <text:p text:style-name="P9"/>
      <text:p text:style-name="P10">Введение</text:p>
      <text:p text:style-name="P11">Разработка и оформление технического задания (ТЗ) представляет собой ключевой этап в процессе создания информационных систем и программного обеспечения. ТЗ служит фундаментальным документом, который четко определяет цели проекта, функциональные и нефункциональные требования, а также критерии приемки, обеспечивая единство понимания между заказчиком и разработчиком. В рамках данной работы будет рассмотрено последовательность этапов разработки ТЗ — от сбора и анализа требований до его структурированного оформления — с целью минимизации рисков, оптимизации ресурсов и<text:s/><text:tab/>достижения высокого качества конечного продукта. Такой подход способствует эффективному управлению проектом и успешной реализации поставленных задач.<text:s/></text:p>
      <text:p text:style-name="P12"/>
      <text:p text:style-name="P13"><text:span text:style-name="T14">Н</text:span><text:span text:style-name="T15">аименование и область применения</text:span></text:p>
      <text:p text:style-name="P16">Техническое задание<text:s/>—<text:s/>официальный документ, определяющий цели, требования и параметры проекта разработки информационной системы или программного обеспечения.</text:p>
      <text:p text:style-name="P17">ТЗ широко используется в IT-проектах, включая создание ПО, автоматизированных систем, веб-приложений и корпоративных решений. Оно применяется на этапах планирования и проектирования для координации между заказчиком и исполнителем, минимизации недоразумений, контроля качества и обеспечения соответствия конечного продукта бизнес-целям. </text:p>
      <text:p text:style-name="P18"/>
      <text:p text:style-name="P19">Основание для разработки</text:p>
      <text:list text:style-name="LFO2" text:continue-numbering="true">
        <text:list-item>
          <text:p text:style-name="P20">Результаты анализа предметной области (описания процессов, диаграммы).</text:p>
        </text:list-item>
        <text:list-item>
          <text:p text:style-name="P21">Требования заказчика (спецификации, бизнес-кейсы).</text:p>
        </text:list-item>
        <text:list-item>
          <text:p text:style-name="P22">Нормативные документы (ГОСТ, стандарты IEEE).</text:p>
        </text:list-item>
        <text:list-item>
          <text:p text:style-name="P23">Технические спецификации и прототипы.</text:p>
        </text:list-item>
        <text:list-item>
          <text:p text:style-name="P24">Договоры и соглашения (сроки, бюджет, критерии).</text:p>
        </text:list-item>
      </text:list>
      <text:p text:style-name="P25"/>
      <text:p text:style-name="P26"/>
      <text:p text:style-name="P27"/>
      <text:p text:style-name="P28"/>
      <text:soft-page-break/>
      <text:p text:style-name="P29">Назначение разработки</text:p>
      <text:p text:style-name="P30"><text:span text:style-name="T31">Функциональное назначение</text:span><text:span text:style-name="T32">:</text:span><text:span text:style-name="T33"> Программа предназначена для автоматизации процессов создания, редактирования, хранения и управления техническими заданиями (ТЗ) в IT-проектах. Она обеспечивает формирование структурированных документов на основе шаблонов, интеграцию с анализом требований, генерацию отчетов и контроль версий, что повышает эффективность разработки информационных систем.</text:span></text:p>
      <text:p text:style-name="P34"><text:span text:style-name="T35">Эксплуатационное назначение</text:span><text:span text:style-name="T36">:</text:span><text:span text:style-name="T37"> Программа используется проектными менеджерами, разработчиками и заказчиками в офисной среде или удаленно для стандартизации документации, минимизации ошибок и ускорения согласования ТЗ. Она поддерживает работу на персональных компьютерах с ОС Windows/Linux, требует минимальных ресурсов и обеспечивает совместимость с распространенными форматами файлов (PDF, DOCX).</text:span></text:p>
      <text:p text:style-name="P38">Технические требования к программе или программному изделию</text:p>
      <text:p text:style-name="P39"><text:span text:style-name="T40">Требования к функциональным характеристикам</text:span><text:span text:style-name="T41">:</text:span><text:span text:style-name="T42"> Программа должна обеспечивать создание, редактирование и управление шаблонами ТЗ, интеграцию с анализом требований, генерацию отчетов, контроль версий и экспорт в форматы PDF/DOCX. Время отклика интерфейса — не более 2 секунд.</text:span></text:p>
      <text:p text:style-name="P43"><text:span text:style-name="T44">Требования к надежности</text:span><text:span text:style-name="T45">:</text:span><text:span text:style-name="T46"> Программа должна обеспечивать бесперебойную работу без сбоев в течение 99% времени, автоматическое сохранение данных каждые 5 минут и восстановление после сбоев без потери информации.</text:span></text:p>
      <text:p text:style-name="P47"><text:span text:style-name="T48">Условия эксплуатации</text:span><text:span text:style-name="T49">:</text:span><text:span text:style-name="T50"> Использование в офисной среде при температуре 10–35°C, влажности 20–80%, без прямого воздействия солнечных лучей; поддержка круглосуточной работы с возможностью резервного копирования.</text:span></text:p>
      <text:p text:style-name="P51"><text:span text:style-name="T52">Требования к составу и параметрам технических средств</text:span><text:span text:style-name="T53">:</text:span><text:span text:style-name="T54"> Минимальные требования: процессор Intel Core i3 или аналог, 4 ГБ ОЗУ, 500 МБ HDD, ОС Windows 7+/Linux Ubuntu 18+; рекомендуемые: Intel Core i5, 8 ГБ ОЗУ, SSD 1 ГБ.</text:span></text:p>
      <text:p text:style-name="P55"><text:span text:style-name="T56">Требования к информационной и программной совместимости</text:span><text:span text:style-name="T57">:</text:span><text:span text:style-name="T58"> Совместимость с базами данных (MySQL, PostgreSQL), API для интеграции с инструментами анализа (например, Jira), поддержка форматов XML/JSON; отсутствие конфликтов с антивирусным ПО.</text:span></text:p>
      <text:p text:style-name="P59"><text:span text:style-name="T60">Требования к маркировке и упаковке</text:span><text:span text:style-name="T61">:</text:span><text:span text:style-name="T62"> Программа поставляется в цифровом виде на USB-накопителе или через интернет; упаковка включает лицензионный ключ, инструкцию пользователя и наклейку с версией/датой.</text:span></text:p>
      <text:soft-page-break/>
      <text:p text:style-name="P63"><text:span text:style-name="T64">Требования к транспортированию и хранению</text:span><text:span text:style-name="T65">:</text:span><text:span text:style-name="T66"> Транспортировка в защищенном от влаги и ударов контейнере; хранение при температуре -10–+40°C, вдали от магнитных полей; срок хранения цифровых носителей — неограничен.</text:span></text:p>
      <text:p text:style-name="P67"><text:span text:style-name="T68">Специальные требования</text:span><text:span text:style-name="T69">:</text:span><text:span text:style-name="T70"> Соответствие требованиям безопасности данных (GDPR), шифрование конфиденциальной информации; возможность кастомизации под корпоративные стандарты без модификации исходного<text:s/></text:span><text:span text:style-name="T71"><text:s text:c="2"/></text:span><text:span text:style-name="T72">кода.</text:span></text:p>
      <text:p text:style-name="P73"><text:span text:style-name="T74"><text:tab/></text:span><text:span text:style-name="T75">Т</text:span><text:span text:style-name="T76">ехнико-экономические показатели</text:span></text:p>
      <text:p text:style-name="P77"><text:span text:style-name="T78">Ориентировочная экономическая эффективность</text:span><text:span text:style-name="T79">:</text:span><text:span text:style-name="T80"> Снижение затрат на оформление ТЗ на 40–60%, годовой эффект для компании с 50 сотрудниками — 500–800 тыс. руб. (экономия времени, ошибок и сроков разработки).</text:span></text:p>
      <text:p text:style-name="P81"><text:span text:style-name="T82">Предполагаемая годовая потребность</text:span><text:span text:style-name="T83">:</text:span><text:span text:style-name="T84"> 5–10 тыс. единиц в России (с ростом до 15 тыс. при расширении), для IT-компаний и смежных отраслей, где ежегодно создается ~100 тыс. ТЗ.</text:span></text:p>
      <text:p text:style-name="P85"><text:span text:style-name="T86">Экономические преимущества разработки по сравнению с лучшими отечественными и зарубежными образцами или аналогами</text:span><text:span text:style-name="T87">:</text:span><text:span text:style-name="T88"> Низкая стоимость внедрения (5–10 тыс. руб.) vs. 10–50 тыс. руб. для Jira/Confluence; поддержка ГОСТ и локальных стандартов (экономия на адаптации 25–30%); гибкость и интерфейс лучше отечественных аналогов (экономия на обучении 20%); снижение зависимости от импорта и улучшенная защита данных (преимущество 15–25% в цене и функциональности).</text:span></text:p>
      <text:p text:style-name="P89"/>
      <text:p text:style-name="P90"><text:span text:style-name="T91">С</text:span><text:span text:style-name="T92">тадии и этапы разработки</text:span></text:p>
      <text:p text:style-name="P93"><text:tab/>Анализ требований: Сбор и анализ требований заказчика, формализация функционала (2–4 недели).</text:p>
      <text:list text:style-name="LFO3" text:continue-numbering="true">
        <text:list-item>
          <text:p text:style-name="P94">Проектирование: Разработка архитектуры, интерфейсов и баз данных (4–6 недель).</text:p>
        </text:list-item>
        <text:list-item>
          <text:p text:style-name="P95">Разработка: Кодирование модулей, интеграция компонентов (8–12 недель).</text:p>
        </text:list-item>
        <text:list-item>
          <text:p text:style-name="P96">Тестирование: Модульное, интеграционное и системное тестирование (4–6 недель).</text:p>
        </text:list-item>
        <text:list-item>
          <text:p text:style-name="P97">Внедрение и сопровождение: Установка, обучение пользователей, исправление ошибок (2–4 недели + постоянное).</text:p>
        </text:list-item>
      </text:list>
      <text:p text:style-name="P98"><text:span text:style-name="T99">Перечень программных документов:</text:span><text:span text:style-name="T100"> Техническое задание (ТЗ), технический проект, программа и методика испытаний, эксплуатационная<text:s/></text:span><text:soft-page-break/><text:span text:style-name="T101">документация (руководство пользователя, описание программного обеспечения). Документы разрабатываются, согласовываются с заказчиком и утверждаются согласно нормативным актам (ГОСТ Р 34.601-90).</text:span></text:p>
      <text:p text:style-name="P102"><text:span text:style-name="T103">Сроки разработки:</text:span><text:span text:style-name="T104"> Как правило, 6–12 месяцев для проекта средней сложности (в зависимости от масштаба и команды), с возможным сокращением при использовании Agile-методологий.</text:span></text:p>
      <text:p text:style-name="P105"><text:span text:style-name="T106">Исполнители:</text:span><text:span text:style-name="T107"> Руководитель проекта (менеджер), системный аналитик, разработчики (программисты), тестировщики, дизайнеры интерфейсов. Распределение ролей определяется квалификацией и объемом работ.</text:span></text:p>
      <text:p text:style-name="P108"/>
      <text:p text:style-name="P109">Порядок контроля и приемки</text:p>
      <text:p text:style-name="P110"><text:span text:style-name="T111">Виды испытаний:</text:span><text:span text:style-name="T112"> Разработческие (проверка модулей), опытная эксплуатация (тестирование в реальных условиях), приемочные (комплексная проверка на соответствие ТЗ).</text:span></text:p>
      <text:p text:style-name="P113"><text:span text:style-name="T114">Общие требования к приемке работы:</text:span><text:span text:style-name="T115"> Соответствие ТЗ, положительные результаты испытаний с протоколами, полная документация, отсутствие критических ошибок. Приемка по акту сдачи-приемки с возможными доработками</text:span></text:p>
      <text:p text:style-name="P116">Приложения</text:p>
      <text:p text:style-name="P117"/>
      <text:p text:style-name="P118">Перечень научно-исследовательских и других работ, обосновывающих разработку</text:p>
      <text:list text:style-name="LFO4" text:continue-numbering="true">
        <text:list-item>
          <text:p text:style-name="P119">Анализ существующих систем автоматизации документооборота и управления ТЗ.</text:p>
        </text:list-item>
        <text:list-item>
          <text:p text:style-name="P120">Изучение стандартов ГОСТ Р 34.601-90, ГОСТ Р ИСО 12207-2010 и ГОСТ Р 34.603-92.</text:p>
        </text:list-item>
        <text:list-item>
          <text:p text:style-name="P121">Обзор научно-технических отчетов по IT-проектам в области автоматизации процессов.</text:p>
        </text:list-item>
        <text:list-item>
          <text:p text:style-name="P122">Требования не предъявляются (для дополнительных исследований, таких как патентный поиск или маркетинговый анализ).</text:p>
        </text:list-item>
      </text:list>
      <text:p text:style-name="P123">Схемы алгоритмов, таблицы, описания, обоснования, расчеты и другие документы, которые могут быть использованы при разработке</text:p>
      <text:list text:style-name="LFO5" text:continue-numbering="true">
        <text:list-item>
          <text:p text:style-name="P124">Схемы алгоритмов: Диаграммы потоков данных (DFD), UML-диаграммы (use-case, классов).</text:p>
        </text:list-item>
        <text:list-item>
          <text:p text:style-name="P125">Таблицы: Спецификации требований, матрицы трассируемости.</text:p>
        </text:list-item>
        <text:list-item>
          <text:p text:style-name="P126">Описания и обоснования: Технические описания модулей, обоснование выбора технологий.</text:p>
        </text:list-item>
        <text:list-item>
          <text:p text:style-name="P127">Расчеты: Оценки производительности, экономической эффективности.</text:p>
        </text:list-item>
        <text:list-item>
          <text:p text:style-name="P128">Другие документы: Протоколы тестирования, руководства по эксплуатации.</text:p>
        </text:list-item>
        <text:list-item>
          <text:p text:style-name="P129">Требования не предъявляются (для специфических расчетов, если не предусмотрено ТЗ).</text:p>
        </text:list-item>
      </text:list>
      <text:p text:style-name="P130">Другие источники разработки</text:p>
      <text:list text:style-name="LFO6" text:continue-numbering="true">
        <text:list-item>
          <text:p text:style-name="P131">Нормативные документы: ГОСТы по разработке ПО, стандарты ISO/IEC 25010.</text:p>
        </text:list-item>
        <text:list-item>
          <text:p text:style-name="P132">Литература: Учебники и монографии по инженерии ПО (например, по agile-методологиям).</text:p>
        </text:list-item>
        <text:list-item>
          <text:p text:style-name="P133">Интернет-ресурсы: Репозитории GitHub с открытым кодом, форумы разработчиков.</text:p>
        </text:list-item>
        <text:list-item>
          <text:p text:style-name="P134">Требования не предъявляются (для конфиденциальных или проприетарных источников).</text:p>
        </text:list-item>
      </text:list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false"/>
    </style:style>
    <style:style style:name="Обычный" style:display-name="Обычный" style:family="paragraph">
      <style:paragraph-properties fo:margin-bottom="0in" fo:line-height="100%"/>
      <style:text-properties style:font-name="Liberation Serif" style:font-name-asian="Noto Sans CJK SC Regular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Основнойшрифтабзаца1" style:display-name="Основной шрифт абзаца1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Open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Open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-PC</meta:initial-creator>
    <dc:creator>User-PC</dc:creator>
    <meta:creation-date>2025-10-20T22:28:00Z</meta:creation-date>
    <dc:date>2025-10-20T23:26:00Z</dc:date>
    <meta:template xlink:href="Normal.dotm" xlink:type="simple"/>
    <meta:editing-cycles>2</meta:editing-cycles>
    <meta:editing-duration>PT1560S</meta:editing-duration>
    <meta:document-statistic meta:page-count="5" meta:paragraph-count="16" meta:word-count="1216" meta:character-count="8133" meta:row-count="57" meta:non-whitespace-character-count="6933"/>
  </office:meta>
</office:document-meta>
</file>